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ff00" draw:fill-gradient-name="Gradient_20_7" draw:textarea-horizontal-align="justify" draw:textarea-vertical-align="bottom" draw:auto-grow-height="false" fo:min-height="0cm" fo:min-width="0cm"/>
    </style:style>
    <style:style style:name="gr2" style:family="graphic" style:parent-style-name="Connector">
      <style:graphic-properties draw:marker-start="Arrow" draw:marker-end=""/>
    </style:style>
    <style:style style:name="gr3" style:family="graphic" style:parent-style-name="FlowBox">
      <style:graphic-properties draw:fill="solid" draw:fill-color="#4c1900"/>
    </style:style>
    <style:style style:name="gr4" style:family="graphic" style:parent-style-name="Connector">
      <style:graphic-properties draw:marker-start=""/>
    </style:style>
    <style:style style:name="gr5" style:family="graphic" style:parent-style-name="FlowBox">
      <style:graphic-properties draw:fill="solid" draw:fill-color="#808000"/>
    </style:style>
    <style:style style:name="gr6" style:family="graphic" style:parent-style-name="FlowBox">
      <style:graphic-properties draw:fill="solid" draw:fill-color="#ffffff"/>
    </style:style>
    <style:style style:name="gr7" style:family="graphic" style:parent-style-name="standard">
      <style:graphic-properties draw:textarea-horizontal-align="center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/>
    </style:style>
    <style:style style:name="gr9" style:family="graphic" style:parent-style-name="FlowBox">
      <style:graphic-properties draw:fill-color="#ffffcc"/>
    </style:style>
    <style:style style:name="gr10" style:family="graphic" style:parent-style-name="FlowBox">
      <style:graphic-properties draw:fill="solid" draw:fill-color="#b84700"/>
    </style:style>
    <style:style style:name="gr11" style:family="graphic" style:parent-style-name="FlowBox">
      <style:graphic-properties draw:fill-color="#280099"/>
    </style:style>
    <style:style style:name="gr12" style:family="graphic" style:parent-style-name="FlowBox">
      <style:graphic-properties draw:fill="gradient" draw:fill-gradient-name="Radial_20_red_2f_yellow"/>
    </style:style>
    <style:style style:name="gr13" style:family="graphic" style:parent-style-name="standard">
      <style:graphic-properties draw:fill="solid" draw:fill-color="#e6ff00" draw:textarea-horizontal-align="righ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Abadi MT Condensed Light'" style:font-style-name="Light" style:font-family-generic="swiss" style:font-pitch="variable" fo:font-weight="250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P5" style:family="paragraph">
      <style:paragraph-properties fo:margin-left="0cm" fo:margin-right="0cm" fo:text-indent="0cm"/>
      <style:text-properties fo:color="#ffffff" fo:font-family="'Abadi MT Condensed Light'" style:font-style-name="Light" style:font-family-generic="swiss" style:font-pitch="variable" fo:font-weight="250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indent="0cm"/>
      <style:text-properties fo:font-family="'Abadi MT Condensed Light'" style:font-family-generic="swiss" style:font-pitch="variable"/>
    </style:style>
    <style:style style:name="P8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9" style:family="paragraph">
      <style:paragraph-properties fo:margin-left="0cm" fo:margin-right="0cm" fo:text-align="end" fo:text-indent="0cm"/>
      <style:text-properties fo:font-size="12pt" style:font-size-asian="18pt" style:font-size-complex="18pt"/>
    </style:style>
    <style:style style:name="T1" style:family="text">
      <style:text-properties fo:font-family="'Abadi MT Condensed Light'" style:font-style-name="Light" style:font-family-generic="swiss" style:font-pitch="variable" fo:font-weight="250"/>
    </style:style>
    <style:style style:name="T2" style:family="text">
      <style:text-properties fo:color="#ffffff" fo:font-family="'Abadi MT Condensed Light'" style:font-style-name="Light" style:font-family-generic="swiss" style:font-pitch="variable" fo:font-weight="250"/>
    </style:style>
    <style:style style:name="T3" style:family="text">
      <style:text-properties fo:font-family="'Abadi MT Condensed Light'" style:font-style-name="Light" style:font-family-generic="swiss" style:font-pitch="variable" fo:font-size="16pt" fo:font-weight="250"/>
    </style:style>
    <style:style style:name="T4" style:family="text">
      <style:text-properties fo:font-family="'Abadi MT Condensed Light'" style:font-style-name="Light" style:font-family-generic="swiss" style:font-pitch="variable" fo:font-size="14pt" fo:font-weight="250"/>
    </style:style>
    <style:style style:name="T5" style:family="text">
      <style:text-properties fo:font-family="'Abadi MT Condensed Light'" style:font-family-generic="swiss" style:font-pitch="variable"/>
    </style:style>
    <style:style style:name="T6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15.24cm" svg:x="15.596cm" svg:y="0.991cm">
          <text:p text:style-name="P1">Tier 2 Cen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10.164cm" svg:x="7.976cm" svg:y="6.067cm">
          <text:p text:style-name="P1">FNAL Tier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10.16cm" svg:x="0.991cm" svg:y="6.071cm">
          <text:p text:style-name="P1">CERN Tier 0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218cm" svg:x1="4.165cm" svg:y1="7.341cm" svg:x2="11.15cm" svg:y2="7.341cm" draw:start-shape="id1" draw:start-glue-point="4" draw:end-shape="id2" draw:end-glue-point="4">
          <text:p text:style-name="P2"><text:span text:style-name="T1">GridFTP ERET</text:span><text:span text:style-name="T1"><text:line-break/></text:span><text:span text:style-name="T1">(pull mode)</text:span></text:p>
        </draw:connector>
        <draw:connector draw:style-name="Connector" draw:text-style-name="P3" draw:layer="layout" svg:x1="9.246cm" svg:y1="8.293cm" svg:x2="6.071cm" svg:y2="8.293cm" draw:start-shape="id2" draw:start-glue-point="5" draw:end-shape="id1" draw:end-glue-point="7">
          <text:p text:style-name="P2"><text:span text:style-name="T1">SRM-GET</text:span></text:p>
        </draw:connector>
        <draw:custom-shape draw:style-name="gr3" draw:text-style-name="P5" draw:id="id1" draw:layer="layout" svg:width="3.81cm" svg:height="1.905cm" svg:x="2.261cm" svg:y="7.341cm">
          <draw:glue-point draw:id="8" svg:x="3.333cm" svg:y="5.002cm"/>
          <draw:glue-point draw:id="9" svg:x="-3.333cm" svg:y="5.002cm"/>
          <text:p text:style-name="P4"><text:span text:style-name="T2">S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3.81cm" svg:height="1.905cm" svg:x="9.246cm" svg:y="7.341cm">
          <draw:glue-point draw:id="8" svg:x="-3.333cm" svg:y="5.002cm"/>
          <draw:glue-point draw:id="9" svg:x="-1.666cm" svg:y="5.002cm"/>
          <draw:glue-point draw:id="10" svg:x="3.333cm" svg:y="5.002cm"/>
          <draw:glue-point draw:id="11" svg:x="3.333cm" svg:y="-4.997cm"/>
          <draw:glue-point draw:id="12" svg:x="-3.333cm" svg:y="-4.997cm"/>
          <text:p text:style-name="P4"><text:span text:style-name="T2">S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3" draw:layer="layout" svg:width="3.81cm" svg:height="1.905cm" svg:x="16.866cm" svg:y="7.341cm">
          <text:p text:style-name="P4"><text:span text:style-name="T2">S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0.719cm" svg:x1="18.77cm" svg:y1="9.246cm" svg:x2="11.151cm" svg:y2="9.246cm" draw:start-shape="id3" draw:start-glue-point="6" draw:end-shape="id2">
          <text:p text:style-name="P2"><text:span text:style-name="T1">GridFTP ESTO</text:span><text:span text:style-name="T1"><text:line-break/></text:span><text:span text:style-name="T1">(push mode)</text:span></text:p>
        </draw:connector>
        <draw:connector draw:style-name="Connector" draw:text-style-name="P3" draw:layer="layout" svg:x1="13.056cm" svg:y1="8.293cm" svg:x2="16.866cm" svg:y2="8.293cm" draw:start-shape="id2" draw:start-glue-point="7" draw:end-shape="id3" draw:end-glue-point="5">
          <text:p text:style-name="P2"><text:span text:style-name="T1">SRM-PUT</text:span></text:p>
        </draw:connector>
        <draw:custom-shape draw:style-name="gr5" draw:text-style-name="P2" draw:id="id5" draw:layer="layout" svg:width="1.746cm" svg:height="1.27cm" svg:x="4.551cm" svg:y="11.786cm">
          <text:p text:style-name="P2"><text:span text:style-name="T3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draw:id="id4" draw:layer="layout" svg:width="2.54cm" svg:height="1.27cm" svg:x="1.626cm" svg:y="11.786cm">
          <text:p text:style-name="P2"><text:span text:style-name="T1">CAS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6" draw:layer="layout" svg:width="2.204cm" svg:height="1.27cm" svg:x="8.784cm" svg:y="11.786cm">
          <text:p text:style-name="P2"><text:span text:style-name="T4">d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1.905cm" svg:height="1.27cm" svg:x="19.168cm" svg:y="11.839cm">
          <text:p text:style-name="P2"><text:span text:style-name="T4">Tier2 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7" draw:id="id7" draw:layer="layout" svg:width="2.54cm" svg:height="1.27cm" svg:x="11.151cm" svg:y="11.786cm">
          <text:p text:style-name="P2"><text:span text:style-name="T5">En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1.353cm" svg:x1="2.895cm" svg:y1="13.056cm" svg:x2="5.423cm" svg:y2="13.056cm" draw:start-shape="id4" draw:start-glue-point="6" draw:end-shape="id5" draw:end-glue-point="7">
          <text:p text:style-name="P2">Archive files</text:p>
          <text:p text:style-name="P2">Stage files</text:p>
        </draw:connector>
        <draw:connector draw:style-name="gr4" draw:text-style-name="P2" draw:layer="layout" draw:line-skew="1.353cm" svg:x1="9.885cm" svg:y1="13.056cm" svg:x2="12.42cm" svg:y2="13.056cm" draw:start-shape="id6" draw:start-glue-point="7" draw:end-shape="id7" draw:end-glue-point="6">
          <text:p text:style-name="P2">Archive files</text:p>
        </draw:connector>
        <draw:connector draw:style-name="gr7" draw:layer="layout" svg:x1="2.897cm" svg:y1="9.245cm" svg:x2="2.895cm" svg:y2="11.786cm" draw:start-shape="id1" draw:start-glue-point="9" draw:end-shape="id4" draw:end-glue-point="4">
          <text:p text:style-name="P2"/>
        </draw:connector>
        <draw:connector draw:style-name="gr7" draw:layer="layout" svg:x1="5.435cm" svg:y1="9.245cm" svg:x2="5.423cm" svg:y2="11.786cm" draw:start-shape="id1" draw:start-glue-point="8" draw:end-shape="id5" draw:end-glue-point="5">
          <text:p text:style-name="P2"/>
        </draw:connector>
        <draw:connector draw:style-name="gr7" draw:layer="layout" svg:x1="12.42cm" svg:y1="9.245cm" svg:x2="12.42cm" svg:y2="11.786cm" draw:start-shape="id2" draw:start-glue-point="10" draw:end-shape="id7" draw:end-glue-point="4">
          <text:p text:style-name="P2"/>
        </draw:connector>
        <draw:connector draw:style-name="gr7" draw:layer="layout" svg:x1="9.882cm" svg:y1="9.245cm" svg:x2="9.885cm" svg:y2="11.786cm" draw:start-shape="id2" draw:start-glue-point="8" draw:end-shape="id6" draw:end-glue-point="5">
          <text:p text:style-name="P2"/>
        </draw:connector>
        <draw:custom-shape draw:style-name="gr8" draw:text-style-name="P8" draw:layer="layout" svg:width="2.434cm" svg:height="0.846cm" svg:x="6.429cm" svg:y="12.087cm">
          <text:p text:style-name="P8">Network</text:p>
          <text:p text:style-name="P8">Transfer</text:p>
          <draw:enhanced-geometry svg:viewBox="0 0 21600 21600" draw:mirror-vertical="false" draw:mirror-horizontal="false" draw:text-areas="0 ?f0 ?f5 ?f2" draw:type="right-arrow" draw:modifiers="16667.9260780287 4743.329397874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5.657cm" svg:height="0.846cm" svg:x="13.658cm" svg:y="11.986cm">
          <text:p text:style-name="P8">Network</text:p>
          <text:p text:style-name="P8">Transfer</text:p>
          <draw:enhanced-geometry svg:viewBox="0 0 21600 21600" draw:mirror-vertical="false" draw:mirror-horizontal="false" draw:text-areas="0 ?f0 ?f5 ?f2" draw:type="right-arrow" draw:modifiers="16667.9260780287 4743.329397874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id="id8" draw:layer="layout" svg:width="5.08cm" svg:height="1.27cm" svg:x="16.231cm" svg:y="3.531cm">
          <text:p text:style-name="P2">SRM-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5.08cm" svg:height="1.905cm" svg:x="16.231cm" svg:y="1.626cm">
          <text:p text:style-name="P2">US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nector" draw:text-style-name="P2" draw:layer="layout" svg:x1="18.77cm" svg:y1="4.801cm" svg:x2="18.77cm" svg:y2="7.341cm" draw:start-shape="id8" draw:start-glue-point="6" draw:end-shape="id3" draw:end-glue-point="4">
          <text:p text:style-name="P2">Retrieve data for<text:line-break/>analysis / SRM-GET</text:p>
        </draw:connector>
        <draw:custom-shape draw:style-name="gr8" draw:text-style-name="P8" draw:layer="layout" svg:width="0.9cm" svg:height="8.032cm" svg:x="20.611cm" svg:y="4.849cm">
          <text:p text:style-name="P8">Network<text:line-break/>Transfer<text:line-break/>of<text:line-break/>data</text:p>
          <draw:enhanced-geometry svg:viewBox="0 0 21600 21600" draw:text-areas="?f0 ?f7 ?f2 21600" draw:type="up-arrow" draw:modifiers="5160.01493837919 7000.2219755826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4" draw:id="id10" draw:layer="layout" svg:width="5.08cm" svg:height="1.905cm" svg:x="8.611cm" svg:y="1.626cm">
          <text:p text:style-name="P2"><text:span text:style-name="T6">Replica 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11" draw:layer="layout" svg:width="5.08cm" svg:height="1.27cm" svg:x="8.611cm" svg:y="3.531cm">
          <draw:glue-point draw:id="8" svg:x="2.5cm" svg:y="5cm"/>
          <draw:glue-point draw:id="9" svg:x="-2.5cm" svg:y="5cm" draw:escape-direction="up"/>
          <text:p text:style-name="P2">SRM-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draw:id="id9" draw:layer="layout" svg:width="1.905cm" svg:height="1.905cm" svg:x="5.436cm" svg:y="1.626cm">
          <text:p text:style-name="P2"><text:span text:style-name="T6">Replica Cata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nector" draw:layer="layout" svg:x1="7.341cm" svg:y1="2.578cm" svg:x2="8.611cm" svg:y2="2.578cm" draw:start-shape="id9" draw:start-glue-point="7" draw:end-shape="id10" draw:end-glue-point="5">
          <text:p text:style-name="P2"/>
        </draw:connector>
        <draw:connector draw:style-name="Connector" draw:text-style-name="P2" draw:layer="layout" draw:line-skew="3.04cm -4.362cm" svg:x1="9.881cm" svg:y1="4.801cm" svg:x2="9.882cm" svg:y2="7.342cm" draw:start-shape="id11" draw:start-glue-point="9" draw:end-shape="id2" draw:end-glue-point="12">
          <text:p text:style-name="P2">SRM-COPY <text:line-break/>Tier 0 to Tier 1</text:p>
        </draw:connector>
        <draw:connector draw:style-name="Connector" draw:text-style-name="P2" draw:layer="layout" svg:x1="12.42cm" svg:y1="7.342cm" svg:x2="12.421cm" svg:y2="4.801cm" draw:start-shape="id2" draw:start-glue-point="11" draw:end-shape="id11" draw:end-glue-point="8">
          <text:p text:style-name="P2">SRM-COPY<text:line-break/>Tier 1 to Tier 2</text:p>
        </draw:connector>
        <draw:custom-shape draw:style-name="gr12" draw:text-style-name="P2" draw:id="id13" draw:layer="layout" svg:width="2.54cm" svg:height="3.175cm" svg:x="0.991cm" svg:y="0.991cm">
          <text:p text:style-name="P2">CM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draw:id="id12" draw:layer="layout" svg:width="4.445cm" svg:height="1.27cm" svg:x="1.626cm" svg:y="4.166cm">
          <draw:glue-point draw:id="8" svg:x="2.5cm" svg:y="5cm"/>
          <draw:glue-point draw:id="9" svg:x="-2.5cm" svg:y="5cm" draw:escape-direction="up"/>
          <text:p text:style-name="P2">SRM-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nector" draw:layer="layout" svg:x1="1.626cm" svg:y1="4.8cm" svg:x2="2.261cm" svg:y2="8.293cm" draw:start-shape="id12" draw:start-glue-point="5" draw:end-shape="id1" draw:end-glue-point="5">
          <text:p text:style-name="P2"/>
        </draw:connector>
        <draw:connector draw:style-name="gr4" draw:text-style-name="P2" draw:layer="layout" svg:x1="3.271cm" svg:y1="2.578cm" svg:x2="5.436cm" svg:y2="2.578cm" draw:start-shape="id13" draw:start-glue-point="9" draw:end-shape="id9" draw:end-glue-point="5">
          <text:p text:style-name="P2">Register</text:p>
          <text:p text:style-name="P2">(via RRS)</text:p>
        </draw:connector>
        <draw:custom-shape draw:style-name="gr13" draw:text-style-name="P9" draw:layer="layout" svg:width="0.635cm" svg:height="6.521cm" svg:x="5.488cm" svg:y="5.367cm">
          <text:p text:style-name="P9">Network transfer</text:p>
          <text:p text:style-name="P9">of data 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65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Abadi MT Condensed Light'" style:font-style-name="Light" style:font-family-generic="swiss" style:font-pitch="variable" fo:font-size="14pt" fo:font-style="normal" fo:text-shadow="none" style:text-underline-style="none" fo:font-weight="250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lowBox" style:family="graphic" style:parent-style-name="standard">
      <style:graphic-properties draw:fill-color="#ccffff" draw:textarea-horizontal-align="justify" draw:textarea-vertical-align="middle" draw:auto-grow-height="false" fo:min-height="0cm" fo:min-width="0cm" fo:wrap-option="no-wrap"/>
      <style:paragraph-properties fo:text-align="center"/>
    </style:style>
    <style:style style:name="Connector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Forrest Christian</meta:initial-creator>
    <meta:creation-date>2006-10-31T12:56:09</meta:creation-date>
    <dc:creator>Forrest Christian</dc:creator>
    <dc:date>2006-10-31T17:32:56</dc:date>
    <dc:language>en-US</dc:language>
    <meta:editing-cycles>9</meta:editing-cycles>
    <meta:editing-duration>PT4H30M3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